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007 Variables de JavaScript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ienvenido 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riables 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2">Muy parecido al álgebra</text:span></text:p>
                  </text:list-item>
                  <text:list-item>
                    <text:p><text:span text:style-name="T2">Identificadores de JavaScript</text:span></text:p>
                  </text:list-item>
                  <text:list-item>
                    <text:p><text:span text:style-name="T2">Todas las variables de JavaScript deben identificarse con nombres únicos.</text:span></text:p>
                  </text:list-item>
                  <text:list-item>
                    <text:p><text:span text:style-name="T2">Estos nombres únicos se denominan identificadores.</text:span></text:p>
                    <text:p><text:span text:style-name="T2"/></text:p>
                    <text:list>
                      <text:list-item>
                        <text:list>
                          <text:list-item>
                            <text:p><text:span text:style-name="T2">Los nombres pueden contener letras, dígitos, guiones bajos y signos de dólar.</text:span></text:p>
                          </text:list-item>
                          <text:list-item>
                            <text:p><text:span text:style-name="T2">Los nombres deben comenzar con una letra</text:span></text:p>
                          </text:list-item>
                          <text:list-item>
                            <text:p><text:span text:style-name="T2">Los nombres también pueden comenzar con $ y _ </text:span></text:p>
                          </text:list-item>
                          <text:list-item>
                            <text:p><text:span text:style-name="T2">Los nombres distinguen entre mayúsculas y minúsculas (y e Y son variables diferentes)</text:span></text:p>
                          </text:list-item>
                          <text:list-item>
                            <text:p><text:span text:style-name="T2">Las palabras reservadas (como las palabras clave de JavaScript) no se pueden usar como nombr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>Los identificadores de JavaScript distinguen entre mayúsculas y minúscula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2"/></text:p>
                  </text:list-header>
                  <text:list-item>
                    <text:p><text:span text:style-name="T2">El operador de asignación ( = )</text:span></text:p>
                  </text:list-item>
                  <text:list-item>
                    <text:p><text:span text:style-name="T2">El operador 'igual a' <text:s/>( == ).</text:span></text:p>
                  </text:list-item>
                  <text:list-item>
                    <text:p><text:span text:style-name="T2">Tipos de datos de JavaScript</text:span></text:p>
                    <text:list>
                      <text:list-item>
                        <text:p><text:span text:style-name="T2"><text:s text:c="4"/></text:span><text:span text:style-name="T2">Numbers, eg. 123, 120.50 etc.</text:span></text:p>
                      </text:list-item>
                      <text:list-item>
                        <text:p><text:span text:style-name="T2"><text:s text:c="4"/></text:span><text:span text:style-name="T2">Strings of text e.g. "This text string" etc.</text:span></text:p>
                      </text:list-item>
                      <text:list-item>
                        <text:p><text:span text:style-name="T2"><text:s text:c="4"/></text:span><text:span text:style-name="T2">Boolean e.g. true or false.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Declarando (Creando) Variables JavaScript</text:span></text:p>
                  </text:list-item>
                  <text:list-item>
                    <text:p><text:span text:style-name="T2">Una declaración, muchas variables</text:span></text:p>
                  </text:list-item>
                  <text:list-item>
                    <text:p><text:span text:style-name="T2">Valor = indefinido</text:span></text:p>
                  </text:list-item>
                  <text:list-item>
                    <text:p><text:span text:style-name="T2">Re-declarando variables de JavaScript</text:span></text:p>
                  </text:list-item>
                  <text:list-item>
                    <text:p><text:span text:style-name="T2">Aritmética JavaScript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2"/></text:p>
                  </text:list-header>
                  <text:list-item>
                    <text:p><text:span text:style-name="T2">Recuerde que los identificadores deben comenzar con:</text:span></text:p>
                    <text:list>
                      <text:list-item>
                        <text:list>
                          <text:list-item>
                            <text:p><text:span text:style-name="T2">Una letra (A-Z o a-z)</text:span></text:p>
                          </text:list-item>
                          <text:list-item>
                            <text:p><text:span text:style-name="T2">Un signo de dólar ($)</text:span></text:p>
                          </text:list-item>
                          <text:list-item>
                            <text:p><text:span text:style-name="T2">O un guión bajo (_)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ones</text:p>
          </draw:text-box>
        </draw:frame>
        <draw:frame presentation:style-name="pr5" draw:text-style-name="P3" draw:layer="layout" svg:width="24.2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</text:list-header>
                  <text:list-item>
                    <text:p><text:span text:style-name="T2">JavaScript tiene tres tipos de declaraciones variables.</text:span></text:p>
                    <text:p><text:span text:style-name="T2"/></text:p>
                    <text:list>
                      <text:list-item>
                        <text:list>
                          <text:list-item>
                            <text:p><text:span text:style-name="T2">Var : Declara una variable, opcionalmente inicializándola en un </text:span><text:span text:style-name="T2">valor.</text:span></text:p>
                          </text:list-item>
                          <text:list-item>
                            <text:p><text:span text:style-name="T2">Let : Declara una variable local de ámbito de bloque, </text:span><text:span text:style-name="T2">opcionalmente inicializándola en un valor.</text:span></text:p>
                            <text:p><text:span text:style-name="T2"/></text:p>
                          </text:list-item>
                          <text:list-item>
                            <text:p><text:span text:style-name="T2">Const : Declara una constante denominada bloque de ámbito, </text:span><text:span text:style-name="T2">de solo lectur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xml:id="id6" draw:id="id6">
        <office:forms form:automatic-focus="false" form:apply-design-mode="false"/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#codefuncod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01:47:06.322253990</meta:creation-date>
    <meta:editing-duration>PT2H42M28S</meta:editing-duration>
    <meta:editing-cycles>11</meta:editing-cycles>
    <meta:generator>LibreOffice/6.0.7.3$Linux_X86_64 LibreOffice_project/00m0$Build-3</meta:generator>
    <dc:title>Blueprint Plans</dc:title>
    <meta:initial-creator>codefuncode </meta:initial-creator>
    <dc:date>2020-08-18T00:13:12.831206240</dc:date>
    <dc:creator>codefuncode </dc:creator>
    <meta:document-statistic meta:object-count="55"/>
  </office:meta>
</office:document-meta>
</file>